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465in" fo:margin-left="0in" table:align="left"/>
    </style:style>
    <style:style style:name="Table1.A" style:family="table-column">
      <style:table-column-properties style:column-width="2.1236in"/>
    </style:style>
    <style:style style:name="Table1.B" style:family="table-column">
      <style:table-column-properties style:column-width="4.6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673b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officeooo:paragraph-rsid="0018673b" style:font-size-asian="9pt" style:font-size-complex="9pt"/>
    </style:style>
    <style:style style:name="P4" style:family="paragraph" style:parent-style-name="Standard">
      <style:text-properties fo:font-size="9pt" officeooo:paragraph-rsid="001a4429" style:font-size-asian="9pt" style:font-size-complex="9pt"/>
    </style:style>
    <style:style style:name="P5" style:family="paragraph" style:parent-style-name="Standard">
      <style:text-properties fo:font-size="9pt" officeooo:rsid="0018673b" officeooo:paragraph-rsid="0018673b" style:font-size-asian="9pt" style:font-size-complex="9pt"/>
    </style:style>
    <style:style style:name="P6" style:family="paragraph" style:parent-style-name="Standard">
      <style:text-properties fo:font-size="9pt" officeooo:rsid="001a4429" officeooo:paragraph-rsid="001a4429" style:font-size-asian="9pt" style:font-size-complex="9pt"/>
    </style:style>
    <style:style style:name="P7" style:family="paragraph" style:parent-style-name="Table_20_Contents">
      <style:text-properties fo:font-size="9pt" officeooo:paragraph-rsid="0018673b" style:font-size-asian="9pt" style:font-size-complex="9pt"/>
    </style:style>
    <style:style style:name="P8" style:family="paragraph" style:parent-style-name="Table_20_Contents">
      <style:text-properties fo:font-size="9pt" officeooo:rsid="0018673b" officeooo:paragraph-rsid="0018673b" style:font-size-asian="9pt" style:font-size-complex="9pt"/>
    </style:style>
    <style:style style:name="T1" style:family="text">
      <style:text-properties officeooo:rsid="0018673b"/>
    </style:style>
    <style:style style:name="T2" style:family="text">
      <style:text-properties officeooo:rsid="001a44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827608527792">
          <table:table-cell table:style-name="Table1.A1" office:value-type="string">
            <text:p text:style-name="P3">n; m</text:p>
          </table:table-cell>
          <table:table-cell table:style-name="Table1.B1" office:value-type="string">
            <text:p text:style-name="P3">Number of passengers and parcels, respectively </text:p>
          </table:table-cell>
        </table:table-row>
        <table:table-row table:style-name="TableLine93827608527792">
          <table:table-cell table:style-name="Table1.A2" office:value-type="string">
            <text:p text:style-name="P8">K</text:p>
          </table:table-cell>
          <table:table-cell table:style-name="Table1.B2" office:value-type="string">
            <text:p text:style-name="P3">Set of taxis, K <text:span text:style-name="T1">= {</text:span>1; 2; .. . ; <text:span text:style-name="T1">|</text:span>K<text:span text:style-name="T1">|}</text:span></text:p>
          </table:table-cell>
        </table:table-row>
        <table:table-row table:style-name="TableLine93827608527792">
          <table:table-cell table:style-name="Table1.A2" office:value-type="string">
            <text:p text:style-name="P2">Vp</text:p>
          </table:table-cell>
          <table:table-cell table:style-name="Table1.B2" office:value-type="string">
            <text:p text:style-name="P2">Set of passenger stops</text:p>
          </table:table-cell>
        </table:table-row>
        <table:table-row table:style-name="TableLine93827608527792">
          <table:table-cell table:style-name="Table1.A2" office:value-type="string">
            <text:p text:style-name="P2">Vf</text:p>
          </table:table-cell>
          <table:table-cell table:style-name="Table1.B2" office:value-type="string">
            <text:p text:style-name="P2">Set of parcel (freight) stops</text:p>
          </table:table-cell>
        </table:table-row>
        <table:table-row table:style-name="TableLine93827608527792">
          <table:table-cell table:style-name="Table1.A2" office:value-type="string">
            <text:p text:style-name="P3">Vp <text:span text:style-name="T1">U</text:span> Vf</text:p>
          </table:table-cell>
          <table:table-cell table:style-name="Table1.B2" office:value-type="string">
            <text:p text:style-name="P3">Set of all stops, Vp <text:span text:style-name="T1">U</text:span> Vf <text:span text:style-name="T1">={</text:span>1; 2; .. . ; 2<text:span text:style-name="T1">sigma}</text:span>; <text:span text:style-name="T1">sigma = m+n</text:span></text:p>
          </table:table-cell>
        </table:table-row>
        <table:table-row table:style-name="TableLine93827608527792">
          <table:table-cell table:style-name="Table1.A2" office:value-type="string">
            <text:p text:style-name="P3">V <text:span text:style-name="T1">=</text:span> Vp <text:span text:style-name="T1">U</text:span> Vf <text:span text:style-name="T1">U{0, 2sigma+1}</text:span></text:p>
          </table:table-cell>
          <table:table-cell table:style-name="Table1.B2" office:value-type="string">
            <text:p text:style-name="P3">0 and 2<text:span text:style-name="T1">sigma+</text:span> 1 represent the origin and the destination of a taxi (i.e., depots), respectively</text:p>
          </table:table-cell>
        </table:table-row>
        <table:table-row table:style-name="TableLine93827608527792">
          <table:table-cell table:style-name="Table1.A2" office:value-type="string">
            <text:p text:style-name="P2">Vp;o </text:p>
          </table:table-cell>
          <table:table-cell table:style-name="Table1.B2" office:value-type="string">
            <text:p text:style-name="P2">Set of passenger origins Vp;o <text:span text:style-name="T1">={</text:span>1; 2; …, <text:span text:style-name="T1">n}</text:span></text:p>
          </table:table-cell>
        </table:table-row>
        <table:table-row table:style-name="TableLine93827608527792">
          <table:table-cell table:style-name="Table1.A2" office:value-type="string">
            <text:p text:style-name="P3">Vp;d </text:p>
          </table:table-cell>
          <table:table-cell table:style-name="Table1.B2" office:value-type="string">
            <text:p text:style-name="P3">Set of passenger destinations Vp;d <text:span text:style-name="T1">={sigma+</text:span>1; <text:span text:style-name="T1">sigma+</text:span>2; .. . ; <text:span text:style-name="T1">sigma+n}</text:span></text:p>
          </table:table-cell>
        </table:table-row>
        <table:table-row table:style-name="TableLine93827608527792">
          <table:table-cell table:style-name="Table1.A2" office:value-type="string">
            <text:p text:style-name="P2">Vf;o</text:p>
          </table:table-cell>
          <table:table-cell table:style-name="Table1.B2" office:value-type="string">
            <text:p text:style-name="P2">Set of parcel origins Vf;o <text:span text:style-name="T1">= {n+1, n+2, …, n+sigma}</text:span></text:p>
          </table:table-cell>
        </table:table-row>
        <table:table-row table:style-name="TableLine93827608527792">
          <table:table-cell table:style-name="Table1.A2" office:value-type="string">
            <text:p text:style-name="P2">Vf;d </text:p>
          </table:table-cell>
          <table:table-cell table:style-name="Table1.B2" office:value-type="string">
            <text:p text:style-name="P2">Set of parcel destinations Vf;d <text:span text:style-name="T1">={sigma+n+1, sigma+n+2, …, 2sigma}</text:span></text:p>
          </table:table-cell>
        </table:table-row>
        <table:table-row table:style-name="TableLine93827608527792">
          <table:table-cell table:style-name="Table1.A2" office:value-type="string">
            <text:p text:style-name="P2">qi</text:p>
          </table:table-cell>
          <table:table-cell table:style-name="Table1.B2" office:value-type="string">
            <text:p text:style-name="P2">Weight of request i</text:p>
          </table:table-cell>
        </table:table-row>
        <table:table-row table:style-name="TableLine93827608527792">
          <table:table-cell table:style-name="Table1.A2" office:value-type="string">
            <text:p text:style-name="P2">di </text:p>
          </table:table-cell>
          <table:table-cell table:style-name="Table1.B2" office:value-type="string">
            <text:p text:style-name="P2">Distance from the origin to the destination for the request i, i.e., distance between stops i and i <text:span text:style-name="T1">+sigma</text:span></text:p>
          </table:table-cell>
        </table:table-row>
        <table:table-row table:style-name="TableLine93827608527792">
          <table:table-cell table:style-name="Table1.A2" office:value-type="string">
            <text:p text:style-name="P2"><text:span text:style-name="T1">[ei, li]</text:span></text:p>
          </table:table-cell>
          <table:table-cell table:style-name="Table1.B2" office:value-type="string">
            <text:p text:style-name="P2">Time window for request i</text:p>
          </table:table-cell>
        </table:table-row>
        <table:table-row table:style-name="TableLine93827608527792">
          <table:table-cell table:style-name="Table1.A2" office:value-type="string">
            <text:p text:style-name="P2">Qk</text:p>
          </table:table-cell>
          <table:table-cell table:style-name="Table1.B2" office:value-type="string">
            <text:p text:style-name="P2">Capacity of taxi k</text:p>
          </table:table-cell>
        </table:table-row>
        <table:table-row table:style-name="TableLine93827608527792">
          <table:table-cell table:style-name="Table1.A2" office:value-type="string">
            <text:p text:style-name="P2">Tk</text:p>
          </table:table-cell>
          <table:table-cell table:style-name="Table1.B2" office:value-type="string">
            <text:p text:style-name="P3">Maximum duration of parcel service for taxi k</text:p>
          </table:table-cell>
        </table:table-row>
        <table:table-row table:style-name="TableLine93827608527792">
          <table:table-cell table:style-name="Table1.A2" office:value-type="string">
            <text:p text:style-name="P2">hk</text:p>
          </table:table-cell>
          <table:table-cell table:style-name="Table1.B2" office:value-type="string">
            <text:p text:style-name="P3">Quantity of passengers served by taxi k</text:p>
          </table:table-cell>
        </table:table-row>
        <table:table-row table:style-name="TableLine93827608527792">
          <table:table-cell table:style-name="Table1.A2" office:value-type="string">
            <text:p text:style-name="P5">Hk</text:p>
          </table:table-cell>
          <table:table-cell table:style-name="Table1.B2" office:value-type="string">
            <text:p text:style-name="P3">Set of passengers served by taxi k; Hk <text:span text:style-name="T1">={1,2,…, hk}</text:span></text:p>
          </table:table-cell>
        </table:table-row>
        <table:table-row table:style-name="TableLine93827608527792">
          <table:table-cell table:style-name="Table1.A2" office:value-type="string">
            <text:p text:style-name="P5">C</text:p>
          </table:table-cell>
          <table:table-cell table:style-name="Table1.B2" office:value-type="string">
            <text:p text:style-name="P7">Set of pairs <text:span text:style-name="T1">{i,j}</text:span>, which i and j define a pair of subsequently served requests</text:p>
          </table:table-cell>
        </table:table-row>
        <table:table-row table:style-name="TableLine93827608527792">
          <table:table-cell table:style-name="Table1.A2" office:value-type="string">
            <text:p text:style-name="P6">Eta</text:p>
          </table:table-cell>
          <table:table-cell table:style-name="Table1.B2" office:value-type="string">
            <text:p text:style-name="P4">Maximum number of requests between one passenger service</text:p>
          </table:table-cell>
        </table:table-row>
        <table:table-row table:style-name="TableLine93827608527792">
          <table:table-cell table:style-name="Table1.A2" office:value-type="string">
            <text:p text:style-name="P2">dij</text:p>
          </table:table-cell>
          <table:table-cell table:style-name="Table1.B2" office:value-type="string">
            <text:p text:style-name="P3">Distance between stops i and j</text:p>
          </table:table-cell>
        </table:table-row>
        <table:table-row table:style-name="TableLine93827608527792">
          <table:table-cell table:style-name="Table1.A2" office:value-type="string">
            <text:p text:style-name="P2">tij</text:p>
          </table:table-cell>
          <table:table-cell table:style-name="Table1.B2" office:value-type="string">
            <text:p text:style-name="P3">Travel time between stops i and j</text:p>
          </table:table-cell>
        </table:table-row>
        <table:table-row table:style-name="TableLine93827608527792">
          <table:table-cell table:style-name="Table1.A2" office:value-type="string">
            <text:p text:style-name="P6">deltadijk</text:p>
          </table:table-cell>
          <table:table-cell table:style-name="Table1.B2" office:value-type="string">
            <text:p text:style-name="P3">Extra travel distance for taxi k if parcel j is inserted between <text:span text:style-name="T2">passengers i and i+1</text:span></text:p>
          </table:table-cell>
        </table:table-row>
        <table:table-row table:style-name="TableLine93827608527792">
          <table:table-cell table:style-name="Table1.A2" office:value-type="string">
            <text:p text:style-name="P4"><text:span text:style-name="T2">deltatijk</text:span></text:p>
          </table:table-cell>
          <table:table-cell table:style-name="Table1.B2" office:value-type="string">
            <text:p text:style-name="P3">Extra travel <text:span text:style-name="T2">time</text:span> for taxi k if parcel j is inserted between <text:span text:style-name="T2">passengers i and i+1; deltatijk = deltadijk/avg speed</text:span></text:p>
          </table:table-cell>
        </table:table-row>
        <table:table-row table:style-name="TableLine93827608527792">
          <table:table-cell table:style-name="Table1.A2" office:value-type="string">
            <text:p text:style-name="P6">omegai</text:p>
          </table:table-cell>
          <table:table-cell table:style-name="Table1.B2" office:value-type="string">
            <text:p text:style-name="P3">Maximum delivery time for request i</text:p>
          </table:table-cell>
        </table:table-row>
        <table:table-row table:style-name="TableLine93827608527792">
          <table:table-cell table:style-name="Table1.A2" office:value-type="string">
            <text:p text:style-name="P6">alfa</text:p>
          </table:table-cell>
          <table:table-cell table:style-name="Table1.B2" office:value-type="string">
            <text:p text:style-name="P3">Initial fare charged for delivering one passenger</text:p>
          </table:table-cell>
        </table:table-row>
        <table:table-row table:style-name="TableLine93827608527792">
          <table:table-cell table:style-name="Table1.A2" office:value-type="string">
            <text:p text:style-name="P6">beta</text:p>
          </table:table-cell>
          <table:table-cell table:style-name="Table1.B2" office:value-type="string">
            <text:p text:style-name="P3">Initial fare charged for delivering one parcel</text:p>
          </table:table-cell>
        </table:table-row>
        <table:table-row table:style-name="TableLine93827608527792">
          <table:table-cell table:style-name="Table1.A2" office:value-type="string">
            <text:p text:style-name="P6">gama1</text:p>
          </table:table-cell>
          <table:table-cell table:style-name="Table1.B2" office:value-type="string">
            <text:p text:style-name="P3">Fare charged for delivering one passenger per kilometer</text:p>
          </table:table-cell>
        </table:table-row>
        <table:table-row table:style-name="TableLine93827608527792">
          <table:table-cell table:style-name="Table1.A2" office:value-type="string">
            <text:p text:style-name="P6">gama2</text:p>
          </table:table-cell>
          <table:table-cell table:style-name="Table1.B2" office:value-type="string">
            <text:p text:style-name="P3">Fare charged for delivering one parcel per kilometer</text:p>
          </table:table-cell>
        </table:table-row>
        <table:table-row table:style-name="TableLine93827608527792">
          <table:table-cell table:style-name="Table1.A2" office:value-type="string">
            <text:p text:style-name="P6">gama3</text:p>
          </table:table-cell>
          <table:table-cell table:style-name="Table1.B2" office:value-type="string">
            <text:p text:style-name="P3">Average cost per kilometer (fuel, tolls, etc.) for delivering requests</text:p>
          </table:table-cell>
        </table:table-row>
        <table:table-row table:style-name="TableLine93827608527792">
          <table:table-cell table:style-name="Table1.A2" office:value-type="string">
            <text:p text:style-name="P6">gama4</text:p>
          </table:table-cell>
          <table:table-cell table:style-name="Table1.B2" office:value-type="string">
            <text:p text:style-name="P3">Discount factor for exceeding the direct delivery time of passengers</text:p>
          </table:table-cell>
        </table:table-row>
        <table:table-row table:style-name="TableLine93827608527792">
          <table:table-cell table:style-name="Table1.A2" office:value-type="string">
            <text:p text:style-name="P6">xijk</text:p>
          </table:table-cell>
          <table:table-cell table:style-name="Table1.B2" office:value-type="string">
            <text:p text:style-name="P3">Binary decision variables equal to 1 if taxi k goes directly from stop <text:span text:style-name="T2">i to stop j</text:span></text:p>
          </table:table-cell>
        </table:table-row>
        <table:table-row table:style-name="TableLine93827608527792">
          <table:table-cell table:style-name="Table1.A2" office:value-type="string">
            <text:p text:style-name="P6">tauik</text:p>
          </table:table-cell>
          <table:table-cell table:style-name="Table1.B2" office:value-type="string">
            <text:p text:style-name="P3">Time point when taxi k arrives at stop i</text:p>
          </table:table-cell>
        </table:table-row>
        <table:table-row table:style-name="TableLine93827608527792">
          <table:table-cell table:style-name="Table1.A2" office:value-type="string">
            <text:p text:style-name="P6">rik</text:p>
          </table:table-cell>
          <table:table-cell table:style-name="Table1.B2" office:value-type="string">
            <text:p text:style-name="P3">Time spent by request i in taxi k, <text:span text:style-name="T2">rik = tau(i+sigma)k – tauik, i \in C</text:span></text:p>
          </table:table-cell>
        </table:table-row>
        <table:table-row table:style-name="TableLine93827608527792">
          <table:table-cell table:style-name="Table1.A2" office:value-type="string">
            <text:p text:style-name="P6">wik</text:p>
          </table:table-cell>
          <table:table-cell table:style-name="Table1.B2" office:value-type="string">
            <text:p text:style-name="P6">Load of taxi k after visiting i.</text:p>
          </table:table-cell>
        </table:table-row>
        <table:table-row table:style-name="TableLine93827608527792">
          <table:table-cell table:style-name="Table1.A2" office:value-type="string">
            <text:p text:style-name="P6">Pi</text:p>
          </table:table-cell>
          <table:table-cell table:style-name="Table1.B2" office:value-type="string">
            <text:p text:style-name="P3">Index of request i in a service sequence of a tax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5:09:41.521655533</meta:creation-date>
    <dc:date>2022-05-24T15:41:35.100207993</dc:date>
    <meta:editing-duration>PT11M33S</meta:editing-duration>
    <meta:editing-cycles>1</meta:editing-cycles>
    <meta:document-statistic meta:table-count="1" meta:image-count="0" meta:object-count="0" meta:page-count="1" meta:paragraph-count="70" meta:word-count="386" meta:character-count="2031" meta:non-whitespace-character-count="1709"/>
    <meta:generator>LibreOffice/6.4.7.2$Linux_X86_64 LibreOffice_project/40$Build-2</meta:generator>
  </office:meta>
</office:document-meta>
</file>